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897" officeooo:paragraph-rsid="00128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1:11:33.128932221</meta:creation-date>
    <dc:date>2017-02-05T11:11:48.90528947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2.8.2$Linux_X86_64 LibreOffice_project/420m0$Build-2</meta:generator>
  </office:meta>
</office:document-meta>
</file>